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6pt" style:text-underline-style="solid" style:text-underline-width="auto" style:text-underline-color="font-color" fo:font-weight="bold" officeooo:rsid="00067be9" officeooo:paragraph-rsid="00067be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12pt" style:text-underline-style="none" fo:font-weight="bold" officeooo:rsid="0022d1b3" officeooo:paragraph-rsid="0022d1b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67be9" officeooo:paragraph-rsid="00067be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82e57" officeooo:paragraph-rsid="00082e5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df2f0" officeooo:paragraph-rsid="000df2f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f452e" officeooo:paragraph-rsid="000f452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4b009" officeooo:paragraph-rsid="0014b00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72ba3" officeooo:paragraph-rsid="00172ba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2d1b3" officeooo:paragraph-rsid="0022d1b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082e57" officeooo:paragraph-rsid="00082e5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082e57" officeooo:paragraph-rsid="00122c2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0df2f0" officeooo:paragraph-rsid="000df2f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14b009" officeooo:paragraph-rsid="0014b00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12pt" style:text-underline-style="none" fo:font-weight="bold" officeooo:rsid="001a1ee3" officeooo:paragraph-rsid="001a1ee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6666ff" fo:font-size="14pt" style:text-underline-style="none" fo:font-weight="bold" officeooo:rsid="00082e57" officeooo:paragraph-rsid="00082e5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cc00" fo:font-size="12pt" style:text-underline-style="none" fo:font-weight="bold" officeooo:rsid="000f452e" officeooo:paragraph-rsid="000f452e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082e57" officeooo:paragraph-rsid="00082e5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067be9" officeooo:paragraph-rsid="00067be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0f452e" officeooo:paragraph-rsid="000f452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3333ff" fo:font-size="14pt" style:text-underline-style="none" fo:font-weight="bold" officeooo:rsid="001a1ee3" officeooo:paragraph-rsid="001a1ee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ff" fo:font-size="14pt" style:text-underline-style="none" fo:font-weight="bold" officeooo:rsid="0022d1b3" officeooo:paragraph-rsid="0022d1b3" style:font-size-asian="14pt" style:font-weight-asian="bold" style:font-size-complex="14pt" style:font-weight-complex="bold"/>
    </style:style>
    <style:style style:name="P22" style:family="paragraph" style:parent-style-name="Standard" style:list-style-name="L10">
      <style:paragraph-properties fo:text-align="start" style:justify-single-word="false"/>
      <style:text-properties fo:color="#000000" fo:font-size="12pt" style:text-underline-style="none" fo:font-weight="normal" officeooo:rsid="00082e57" officeooo:paragraph-rsid="00082e57" style:font-size-asian="10.5pt" style:font-weight-asian="normal" style:font-size-complex="12pt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fo:color="#000000" fo:font-size="12pt" style:text-underline-style="none" fo:font-weight="normal" officeooo:rsid="00082e57" officeooo:paragraph-rsid="000a161b" style:font-size-asian="10.5pt" style:font-weight-asian="normal" style:font-size-complex="12pt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fo:color="#000000" fo:font-size="12pt" style:text-underline-style="none" fo:font-weight="normal" officeooo:rsid="000beb3a" officeooo:paragraph-rsid="000beb3a" style:font-size-asian="10.5pt" style:font-weight-asian="normal" style:font-size-complex="12pt" style:font-weight-complex="normal"/>
    </style:style>
    <style:style style:name="P25" style:family="paragraph" style:parent-style-name="Standard" style:list-style-name="L11">
      <style:paragraph-properties fo:text-align="start" style:justify-single-word="false"/>
      <style:text-properties fo:color="#000000" fo:font-size="12pt" style:text-underline-style="none" fo:font-weight="normal" officeooo:rsid="000ca362" officeooo:paragraph-rsid="000ca362" style:font-size-asian="10.5pt" style:font-weight-asian="normal" style:font-size-complex="12pt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fo:color="#000000" fo:font-size="12pt" style:text-underline-style="none" fo:font-weight="normal" officeooo:rsid="000df2f0" officeooo:paragraph-rsid="000df2f0" style:font-size-asian="10.5pt" style:font-weight-asian="normal" style:font-size-complex="12pt" style:font-weight-complex="normal"/>
    </style:style>
    <style:style style:name="P27" style:family="paragraph" style:parent-style-name="Standard" style:list-style-name="L12">
      <style:paragraph-properties fo:text-align="start" style:justify-single-word="false"/>
      <style:text-properties fo:color="#000000" fo:font-size="12pt" style:text-underline-style="none" fo:font-weight="normal" officeooo:rsid="000f452e" officeooo:paragraph-rsid="000f452e" style:font-size-asian="10.5pt" style:font-weight-asian="normal" style:font-size-complex="12pt" style:font-weight-complex="normal"/>
    </style:style>
    <style:style style:name="P28" style:family="paragraph" style:parent-style-name="Standard" style:list-style-name="L12">
      <style:paragraph-properties fo:text-align="start" style:justify-single-word="false"/>
      <style:text-properties fo:color="#000000" fo:font-size="12pt" style:text-underline-style="none" fo:font-weight="normal" officeooo:rsid="0012b19f" officeooo:paragraph-rsid="0012b19f" style:font-size-asian="10.5pt" style:font-weight-asian="normal" style:font-size-complex="12pt" style:font-weight-complex="normal"/>
    </style:style>
    <style:style style:name="P29" style:family="paragraph" style:parent-style-name="Standard" style:list-style-name="L13">
      <style:paragraph-properties fo:text-align="start" style:justify-single-word="false"/>
      <style:text-properties fo:color="#000000" fo:font-size="12pt" style:text-underline-style="none" fo:font-weight="normal" officeooo:rsid="0014b009" officeooo:paragraph-rsid="0014b009" style:font-size-asian="10.5pt" style:font-weight-asian="normal" style:font-size-complex="12pt" style:font-weight-complex="normal"/>
    </style:style>
    <style:style style:name="P30" style:family="paragraph" style:parent-style-name="Standard" style:list-style-name="L14">
      <style:paragraph-properties fo:text-align="start" style:justify-single-word="false"/>
      <style:text-properties fo:color="#000000" fo:font-size="12pt" style:text-underline-style="none" fo:font-weight="normal" officeooo:rsid="00157207" officeooo:paragraph-rsid="00157207" style:font-size-asian="10.5pt" style:font-weight-asian="normal" style:font-size-complex="12pt" style:font-weight-complex="normal"/>
    </style:style>
    <style:style style:name="P31" style:family="paragraph" style:parent-style-name="Standard" style:list-style-name="L14">
      <style:paragraph-properties fo:text-align="start" style:justify-single-word="false"/>
      <style:text-properties fo:color="#000000" fo:font-size="12pt" style:text-underline-style="none" fo:font-weight="normal" officeooo:rsid="0016dbef" officeooo:paragraph-rsid="0016dbef" style:font-size-asian="10.5pt" style:font-weight-asian="normal" style:font-size-complex="12pt" style:font-weight-complex="normal"/>
    </style:style>
    <style:style style:name="P32" style:family="paragraph" style:parent-style-name="Standard" style:list-style-name="L14">
      <style:paragraph-properties fo:text-align="start" style:justify-single-word="false"/>
      <style:text-properties fo:color="#000000" fo:font-size="12pt" style:text-underline-style="none" fo:font-weight="normal" officeooo:rsid="00172ba3" officeooo:paragraph-rsid="00172ba3" style:font-size-asian="10.5pt" style:font-weight-asian="normal" style:font-size-complex="12pt" style:font-weight-complex="normal"/>
    </style:style>
    <style:style style:name="P33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1c010b" officeooo:paragraph-rsid="001c010b" style:font-size-asian="10.5pt" style:font-weight-asian="normal" style:font-size-complex="12pt" style:font-weight-complex="normal"/>
    </style:style>
    <style:style style:name="P34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1cbc02" officeooo:paragraph-rsid="001cbc02" style:font-size-asian="10.5pt" style:font-weight-asian="normal" style:font-size-complex="12pt" style:font-weight-complex="normal"/>
    </style:style>
    <style:style style:name="P35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1d8670" officeooo:paragraph-rsid="001d8670" style:font-size-asian="10.5pt" style:font-weight-asian="normal" style:font-size-complex="12pt" style:font-weight-complex="normal"/>
    </style:style>
    <style:style style:name="P36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1c9cac" officeooo:paragraph-rsid="001c9cac" style:font-size-asian="10.5pt" style:font-weight-asian="normal" style:font-size-complex="12pt" style:font-weight-complex="normal"/>
    </style:style>
    <style:style style:name="P37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1eee8c" officeooo:paragraph-rsid="001eee8c" style:font-size-asian="10.5pt" style:font-weight-asian="normal" style:font-size-complex="12pt" style:font-weight-complex="normal"/>
    </style:style>
    <style:style style:name="P38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215c00" officeooo:paragraph-rsid="00215c00" style:font-size-asian="10.5pt" style:font-weight-asian="normal" style:font-size-complex="12pt" style:font-weight-complex="normal"/>
    </style:style>
    <style:style style:name="P39" style:family="paragraph" style:parent-style-name="Standard" style:list-style-name="L15">
      <style:paragraph-properties fo:text-align="start" style:justify-single-word="false"/>
      <style:text-properties fo:color="#000000" fo:font-size="12pt" style:text-underline-style="none" fo:font-weight="normal" officeooo:rsid="0022d1b3" officeooo:paragraph-rsid="0022d1b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2d1b3" officeooo:paragraph-rsid="0022d1b3" style:font-size-asian="10.5pt" style:font-weight-asian="normal" style:font-size-complex="12pt" style:font-weight-complex="normal"/>
    </style:style>
    <style:style style:name="P41" style:family="paragraph" style:parent-style-name="Standard" style:list-style-name="L16">
      <style:paragraph-properties fo:text-align="start" style:justify-single-word="false"/>
      <style:text-properties fo:color="#000000" fo:font-size="12pt" style:text-underline-style="none" fo:font-weight="normal" officeooo:rsid="00247a4e" officeooo:paragraph-rsid="00247a4e" style:font-size-asian="10.5pt" style:font-weight-asian="normal" style:font-size-complex="12pt" style:font-weight-complex="normal"/>
    </style:style>
    <style:style style:name="P42" style:family="paragraph" style:parent-style-name="Standard" style:list-style-name="L14">
      <style:paragraph-properties fo:text-align="start" style:justify-single-word="false"/>
      <style:text-properties fo:color="#000000" fo:font-size="12pt" style:text-underline-style="none" fo:font-weight="bold" officeooo:rsid="0016dbef" officeooo:paragraph-rsid="0016dbef" style:font-size-asian="10.5pt" style:font-weight-asian="bold" style:font-size-complex="12pt" style:font-weight-complex="bold"/>
    </style:style>
    <style:style style:name="P43" style:family="paragraph" style:parent-style-name="Standard" style:list-style-name="L10">
      <style:paragraph-properties fo:text-align="start" style:justify-single-word="false"/>
      <style:text-properties officeooo:paragraph-rsid="000a161b"/>
    </style:style>
    <style:style style:name="P44" style:family="paragraph">
      <style:paragraph-properties fo:text-align="center"/>
    </style:style>
    <style:style style:name="T1" style:family="text">
      <style:text-properties fo:color="#000000" fo:font-size="12pt" style:text-underline-style="none" fo:font-weight="normal" officeooo:rsid="00082e57" style:font-size-asian="10.5pt" style:font-weight-asian="normal" style:font-size-complex="12pt" style:font-weight-complex="normal"/>
    </style:style>
    <style:style style:name="T2" style:family="text">
      <style:text-properties fo:color="#000000" fo:font-size="12pt" style:text-underline-style="none" fo:font-weight="bold" officeooo:rsid="00082e57" style:font-size-asian="10.5pt" style:font-weight-asian="bold" style:font-size-complex="12pt" style:font-weight-complex="bold"/>
    </style:style>
    <style:style style:name="T3" style:family="text">
      <style:text-properties officeooo:rsid="000c3223"/>
    </style:style>
    <style:style style:name="T4" style:family="text">
      <style:text-properties officeooo:rsid="00191ebd"/>
    </style:style>
    <style:style style:name="T5" style:family="text">
      <style:text-properties officeooo:rsid="001c00ae"/>
    </style:style>
    <style:style style:name="T6" style:family="text">
      <style:text-properties officeooo:rsid="0023513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950e" draw:fill="solid" draw:fill-color="#ff95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60066" draw:fill="solid" draw:fill-color="#83ca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ancée du projet au fil des semaines</text:p>
      <text:p text:style-name="P1"/>
      <text:p text:style-name="P18">Semaine n°1 <text:span text:style-name="T4">(29.01.16)</text:span></text:p>
      <text:p text:style-name="P3"/>
      <text:list xml:id="list7569080141157302331" text:style-name="L10">
        <text:list-item>
          <text:p text:style-name="P22">Etude du sujet</text:p>
        </text:list-item>
        <text:list-item>
          <text:p text:style-name="P22">Compréhension du sujet et de ce qu'on doit faire</text:p>
        </text:list-item>
        <text:list-item>
          <text:p text:style-name="P22">Diagramme « bête à cornes »</text:p>
        </text:list-item>
        <text:list-item>
          <text:p text:style-name="P22">Diagramme pieuvre</text:p>
        </text:list-item>
        <text:list-item>
          <text:p text:style-name="P22">Commencement du diagramme FAST</text:p>
          <text:list>
            <text:list-item>
              <text:p text:style-name="P22">Manque d'informations</text:p>
            </text:list-item>
            <text:list-item>
              <text:p text:style-name="P22">Envoi d'un mail à M. Saint Bauzel</text:p>
              <text:list>
                <text:list-item>
                  <text:p text:style-name="P23">La liste la plus complète possible des capteurs qui seront reliés aux FPGA</text:p>
                </text:list-item>
                <text:list-item>
                  <text:p text:style-name="P43">La liste la plus complète possible des actionneurs &amp; capteurs reliés aux IHM</text:p>
                </text:list-item>
                <text:list-item>
                  <text:p text:style-name="P43">Le détail des caractéristiques du FPGA développée par le client (dimension, mémoire, fréquence d'horloge, nombre de port série GPIO, et autres périphériques, datasheet complète ?)</text:p>
                </text:list-item>
                <text:list-item>
                  <text:p text:style-name="P43">L'avis sur la communication sans fils (proposition LiFi, WiFi, Bluetooth, Infrared, RFID…)</text:p>
                </text:list-item>
                <text:list-item>
                  <text:p text:style-name="P43">Les différentes propositions de date pour les salons sur l'énergie nucléaire</text:p>
                </text:list-item>
                <text:list-item>
                  <text:p text:style-name="P43">Une préférence sur le protocole de dialogue inter FPGA utilisé ? (I2C, CAN, serial..?)</text:p>
                </text:list-item>
                <text:list-item>
                  <text:p text:style-name="P43">Motivations d'une carte FPGA ?</text:p>
                </text:list-item>
              </text:list>
            </text:list-item>
            <text:list-item>
              <text:p text:style-name="P43"><text:span text:style-name="T1">A revoir avec lui en </text:span><text:span text:style-name="T2">semaine n°2</text:span></text:p>
            </text:list-item>
          </text:list>
        </text:list-item>
      </text:list>
      <text:p text:style-name="P4"/>
      <text:p text:style-name="P10">Avancée correcte</text:p>
      <text:p text:style-name="P4"/>
      <text:p text:style-name="P17">Semaine n°2 <text:span text:style-name="T4">(02.02.16)</text:span></text:p>
      <text:p text:style-name="P15"/>
      <text:list xml:id="list9017514526046778847" text:style-name="L11">
        <text:list-item>
          <text:p text:style-name="P24">Mail revu avec M. Saint Bauzel</text:p>
        </text:list-item>
        <text:list-item>
          <text:p text:style-name="P24">Diagramme « bête à corne »</text:p>
        </text:list-item>
        <text:list-item>
          <text:p text:style-name="P24">Diagramme « pieuvre »</text:p>
        </text:list-item>
        <text:list-item>
          <text:p text:style-name="P24">Diagramme FAST</text:p>
        </text:list-item>
        <text:list-item>
          <text:p text:style-name="P24">Pas de réponses du client → <text:span text:style-name="T3">on utilisera des Leds, interrupteurs, …</text:span></text:p>
        </text:list-item>
        <text:list-item>
          <text:p text:style-name="P25">Revue du cahier de recette avec Mme Chotin-Avot</text:p>
          <text:list>
            <text:list-item>
              <text:p text:style-name="P26">Quelques choses à ajouter/modifier</text:p>
            </text:list-item>
          </text:list>
        </text:list-item>
      </text:list>
      <text:p text:style-name="P5"/>
      <text:p text:style-name="P12">Validation de l'analyse fonctionnelle</text:p>
      <text:p text:style-name="P12"/>
      <text:list xml:id="list5865693908981673828" text:style-name="L12">
        <text:list-item>
          <text:p text:style-name="P27">Commencement du CDCF</text:p>
        </text:list-item>
        <text:list-item>
          <text:p text:style-name="P28">Commencement de l'étude de coût</text:p>
        </text:list-item>
      </text:list>
      <text:p text:style-name="P6"/>
      <text:p text:style-name="P11">Avancée correcte</text:p>
      <text:p text:style-name="P16"/>
      <text:p text:style-name="P19">Semaine n°3 <text:span text:style-name="T4">(09.02.16)</text:span></text:p>
      <text:p text:style-name="P6"/>
      <text:list xml:id="list5924064345180456633" text:style-name="L13">
        <text:list-item>
          <text:p text:style-name="P29">CDCF à continuer</text:p>
        </text:list-item>
        <text:list-item>
          <text:p text:style-name="P29">Etude de coût</text:p>
        </text:list-item>
      </text:list>
      <text:p text:style-name="P13">Notre client : M. SAINT BAUZEL</text:p>
      <text:p text:style-name="P7"/>
      <text:p text:style-name="P7"><draw:rect text:anchor-type="paragraph" draw:z-index="12" draw:style-name="gr5" draw:text-style-name="P44" svg:width="1.456cm" svg:height="6.986cm" svg:x="15.259cm" svg:y="1.111cm"><text:p text:style-name="P44">Leds</text:p></draw:rect><draw:rect text:anchor-type="paragraph" draw:z-index="11" draw:style-name="gr5" draw:text-style-name="P44" svg:width="1.456cm" svg:height="6.986cm" svg:x="0.628cm" svg:y="1.164cm"><text:p text:style-name="P44">Boutons</text:p><text:p text:style-name="P44"/><text:p text:style-name="P44">Switch</text:p><text:p text:style-name="P44"/><text:p text:style-name="P44">Potentio</text:p></draw:rect><draw:line text:anchor-type="paragraph" draw:z-index="10" draw:style-name="gr4" draw:text-style-name="P44" svg:x1="13.989cm" svg:y1="1.72cm" svg:x2="15.497cm" svg:y2="1.72cm"><text:p/></draw:line><draw:line text:anchor-type="paragraph" draw:z-index="9" draw:style-name="gr4" draw:text-style-name="P44" svg:x1="13.963cm" svg:y1="6.006cm" svg:x2="15.603cm" svg:y2="6.006cm"><text:p/></draw:line><draw:line text:anchor-type="paragraph" draw:z-index="8" draw:style-name="gr4" draw:text-style-name="P44" svg:x1="13.963cm" svg:y1="3.625cm" svg:x2="15.498cm" svg:y2="3.625cm"><text:p/></draw:line><draw:line text:anchor-type="paragraph" draw:z-index="7" draw:style-name="gr4" draw:text-style-name="P44" svg:x1="1.58cm" svg:y1="6.244cm" svg:x2="3.009cm" svg:y2="6.244cm"><text:p/></draw:line><draw:line text:anchor-type="paragraph" draw:z-index="6" draw:style-name="gr4" draw:text-style-name="P44" svg:x1="1.554cm" svg:y1="3.969cm" svg:x2="3.089cm" svg:y2="3.969cm"><text:p/></draw:line><draw:line text:anchor-type="paragraph" draw:z-index="5" draw:style-name="gr4" draw:text-style-name="P44" svg:x1="1.528cm" svg:y1="1.931cm" svg:x2="3.116cm" svg:y2="1.931cm"><text:p/></draw:line><draw:rect text:anchor-type="paragraph" draw:z-index="4" draw:style-name="gr3" draw:text-style-name="P44" svg:width="0.98cm" svg:height="7.092cm" svg:x="13.381cm" svg:y="1.138cm"><text:p/></draw:rect><draw:rect text:anchor-type="paragraph" draw:z-index="3" draw:style-name="gr3" draw:text-style-name="P44" svg:width="0.98cm" svg:height="7.092cm" svg:x="2.559cm" svg:y="1.164cm"><text:p/></draw:rect><draw:rect text:anchor-type="paragraph" draw:z-index="2" draw:style-name="gr2" draw:text-style-name="P44" svg:width="2.805cm" svg:height="0.477cm" svg:x="7.057cm" svg:y="6.826cm"><text:p text:style-name="P44">RS232</text:p></draw:rect><draw:rect text:anchor-type="paragraph" draw:z-index="1" draw:style-name="gr1" draw:text-style-name="P44" svg:width="4.499cm" svg:height="7.092cm" svg:x="9.862cm" svg:y="1.138cm"><text:p text:style-name="P44">FPGA 2</text:p></draw:rect><draw:rect text:anchor-type="paragraph" draw:z-index="0" draw:style-name="gr1" draw:text-style-name="P44" svg:width="4.499cm" svg:height="7.092cm" svg:x="2.559cm" svg:y="1.164cm"><text:p text:style-name="P44">FPGA 1</text:p></draw:rect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182648109663412" text:style-name="L14">
        <text:list-item>
          <text:p text:style-name="P30">Utilisation que de GPIO</text:p>
        </text:list-item>
        <text:list-item>
          <text:p text:style-name="P31">Discussion avec Mme CHOTIN AVOT</text:p>
          <text:list>
            <text:list-item>
              <text:p text:style-name="P31">Dire sur quoi on s'engage</text:p>
            </text:list-item>
            <text:list-item>
              <text:p text:style-name="P31">« Si on a le temps on peut faire … »</text:p>
            </text:list-item>
            <text:list-item>
              <text:p text:style-name="P31">Figer les choses sur ce qu'on est sûr d'avoir dans les prochaines semaines</text:p>
            </text:list-item>
            <text:list-item>
              <text:p text:style-name="P31">pré configuration</text:p>
            </text:list-item>
            <text:list-item>
              <text:p text:style-name="P31">Programmation lorsqu'on connecte les cartes ? </text:p>
              <text:list>
                <text:list-item>
                  <text:p text:style-name="P31">Si on connecte les cartes, y a-t-il une carte qui dit quoi afficher sur l'autre ?</text:p>
                </text:list-item>
                <text:list-item>
                  <text:p text:style-name="P31">Plug&amp;Play = + dur</text:p>
                  <text:list>
                    <text:list-item>
                      <text:p text:style-name="P31">Rajouter une diffucultée ? Pas obligatoire mais bien pour nous</text:p>
                      <text:list>
                        <text:list-item>
                          <text:p text:style-name="P31">A formuler, à écrire pour montrer qu'on y a pensé (reconfiguration dynamique)</text:p>
                        </text:list-item>
                        <text:list-item>
                          <text:p text:style-name="P31">Savoir ce qu'il a en entrée ou en sortie</text:p>
                        </text:list-item>
                        <text:list-item>
                          <text:p text:style-name="P31">La carte s'adaptera lorsqu'on plugera</text:p>
                        </text:list-item>
                        <text:list-item>
                          <text:p text:style-name="P42">Intéressant</text:p>
                        </text:list-item>
                        <text:list-item>
                          <text:p text:style-name="P31">Bitstream intelligent qui se chargera d'envoyer les informations</text:p>
                        </text:list-item>
                        <text:list-item>
                          <text:p text:style-name="P31">C'est la première carte qui programmera la deuxième</text:p>
                          <text:list>
                            <text:list-item>
                              <text:p text:style-name="P31">Logiciel qui le permet ???</text:p>
                            </text:list-item>
                            <text:list-item>
                              <text:p text:style-name="P32">Reconfigurati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Validation de l'analyse fonctionnelle</text:p>
            </text:list-item>
            <text:list-item>
              <text:p text:style-name="P32">CDCF à continuer</text:p>
            </text:list-item>
            <text:list-item>
              <text:p text:style-name="P32">Configurer les identifiants ?</text:p>
            </text:list-item>
          </text:list>
        </text:list-item>
      </text:list>
      <text:p text:style-name="P8"/>
      <text:p text:style-name="P14">Avancée correcte</text:p>
      <text:p text:style-name="P14"/>
      <text:p text:style-name="P20">Semaine n°4 <text:span text:style-name="T5">(16.02.16)</text:span></text:p>
      <text:p text:style-name="P20"/>
      <text:list xml:id="list7451667093528972274" text:style-name="L15">
        <text:list-item>
          <text:p text:style-name="P33">CDCF en version propre et jolie</text:p>
        </text:list-item>
        <text:list-item>
          <text:p text:style-name="P33">Gantt final</text:p>
        </text:list-item>
        <text:list-item>
          <text:p text:style-name="P33">Etude de coût de notre solution</text:p>
        </text:list-item>
        <text:list-item>
          <text:p text:style-name="P34">Tutos Altera pour la carte</text:p>
        </text:list-item>
        <text:list-item>
          <text:p text:style-name="P35"><text:soft-page-break/>Mme CHOTIN AVOT</text:p>
          <text:list>
            <text:list-item>
              <text:p text:style-name="P35">Absente dans 2 semaines</text:p>
            </text:list-item>
          </text:list>
        </text:list-item>
        <text:list-item>
          <text:p text:style-name="P36">Client EDF qui vient à 10h30</text:p>
          <text:list>
            <text:list-item>
              <text:p text:style-name="P37">CR dans le dossier DiversAutres</text:p>
            </text:list-item>
            <text:list-item>
              <text:p text:style-name="P38">Sujet mal compris</text:p>
            </text:list-item>
          </text:list>
        </text:list-item>
        <text:list-item>
          <text:p text:style-name="P39">Revu avec M. SAINT BAUZEL au sujet du projet</text:p>
          <text:list>
            <text:list-item>
              <text:p text:style-name="P39">on garde l'idée initiale afin de rajouter des entrées</text:p>
            </text:list-item>
          </text:list>
        </text:list-item>
        <text:list-item>
          <text:p text:style-name="P39">Comparaison des différentes solutions conceptuelles possibles</text:p>
          <text:list>
            <text:list-item>
              <text:p text:style-name="P39">pas d'argent → rester sur la DE1</text:p>
            </text:list-item>
          </text:list>
        </text:list-item>
        <text:list-item>
          <text:p text:style-name="P39">CDCF fini</text:p>
        </text:list-item>
        <text:list-item>
          <text:p text:style-name="P39">Gantt fini</text:p>
        </text:list-item>
        <text:list-item>
          <text:p text:style-name="P39">Etude du bus CAN et de la carte de développement DE1</text:p>
        </text:list-item>
      </text:list>
      <text:p text:style-name="P9"/>
      <text:p text:style-name="P2">Léger retard</text:p>
      <text:p text:style-name="P2"/>
      <text:p text:style-name="P21">Semaine n°5 <text:span text:style-name="T6">(23.02.16)</text:span></text:p>
      <text:p text:style-name="P9"/>
      <text:list xml:id="list680004052849066038" text:style-name="L16">
        <text:list-item>
          <text:p text:style-name="P41">Propositions d'implémentations</text:p>
        </text:list-item>
        <text:list-item>
          <text:p text:style-name="P4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8:24:14.395898979</meta:creation-date>
    <dc:date>2016-02-23T08:44:01.536067639</dc:date>
    <meta:editing-duration>PT7H26M11S</meta:editing-duration>
    <meta:editing-cycles>26</meta:editing-cycles>
    <meta:generator>LibreOffice/4.2.8.2$Linux_x86 LibreOffice_project/420m0$Build-2</meta:generator>
    <meta:document-statistic meta:table-count="0" meta:image-count="0" meta:object-count="0" meta:page-count="3" meta:paragraph-count="77" meta:word-count="518" meta:character-count="2810" meta:non-whitespace-character-count="2432"/>
  </office:meta>
</office:document-meta>
</file>